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7a19a" draw:textarea-horizontal-align="justify" draw:textarea-vertical-align="middle" draw:auto-grow-height="false" fo:min-height="1.306cm" fo:min-width="1.05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1.902cm"/>
    </style:style>
    <style:style style:name="gr4" style:family="graphic" style:parent-style-name="standard">
      <style:graphic-properties draw:fill="solid" draw:fill-color="#adc5e7" draw:textarea-horizontal-align="justify" draw:textarea-vertical-align="middle" draw:auto-grow-height="false" fo:min-height="1.195cm" fo:min-width="0.945cm"/>
    </style:style>
    <style:style style:name="gr5" style:family="graphic" style:parent-style-name="standard">
      <style:graphic-properties draw:fill="solid" draw:fill-color="#adc5e7" draw:textarea-horizontal-align="justify" draw:textarea-vertical-align="middle" draw:auto-grow-height="false" fo:min-height="1.194cm" fo:min-width="0.9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381f" draw:fill="solid" draw:fill-color="#bee3d3" draw:textarea-horizontal-align="justify" draw:textarea-vertical-align="middle" draw:auto-grow-height="false" fo:min-height="2.242cm" fo:min-width="1.992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  <style:text-properties fo:font-size="36pt" style:font-size-asian="18pt" style:font-size-complex="18pt"/>
    </style:style>
    <style:style style:name="P2" style:family="paragraph">
      <loext:graphic-properties draw:fill="solid" draw:fill-color="#f7a19a"/>
      <style:paragraph-properties fo:text-align="center"/>
      <style:text-properties fo:font-size="36pt" style:font-size-asian="18pt" style:font-size-complex="18pt"/>
    </style:style>
    <style:style style:name="P3" style:family="paragraph">
      <style:paragraph-properties fo:text-align="center"/>
      <style:text-properties fo:font-size="36pt"/>
    </style:style>
    <style:style style:name="P4" style:family="paragraph">
      <loext:graphic-properties draw:fill="solid" draw:fill-color="#f7a19a"/>
      <style:paragraph-properties fo:text-align="center"/>
      <style:text-properties fo:font-size="36pt"/>
    </style:style>
    <style:style style:name="P5" style:family="paragraph">
      <style:paragraph-properties fo:text-align="center"/>
    </style:style>
    <style:style style:name="P6" style:family="paragraph">
      <style:text-properties fo:font-size="60pt" style:font-size-asian="18pt" style:font-size-complex="18pt"/>
    </style:style>
    <style:style style:name="P7" style:family="paragraph">
      <loext:graphic-properties draw:fill="none" draw:fill-color="#ffffff"/>
      <style:text-properties fo:color="#610506" fo:font-size="60pt" style:font-size-asian="18pt" style:font-size-complex="18pt"/>
    </style:style>
    <style:style style:name="P8" style:family="paragraph">
      <loext:graphic-properties draw:fill="solid" draw:fill-color="#adc5e7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bee3d3"/>
      <style:paragraph-properties fo:text-align="center"/>
      <style:text-properties fo:font-size="14pt" style:font-size-asian="18pt" style:font-size-complex="18pt"/>
    </style:style>
    <style:style style:name="P11" style:family="paragraph">
      <loext:graphic-properties draw:fill="solid" draw:fill-color="#bee3d3"/>
      <style:paragraph-properties fo:text-align="center"/>
      <style:text-properties fo:font-size="36pt" style:font-size-asian="18pt" style:font-size-complex="18pt"/>
    </style:style>
    <style:style style:name="P12" style:family="paragraph">
      <style:text-properties fo:font-size="36pt" style:font-size-asian="18pt" style:font-size-complex="18pt"/>
    </style:style>
    <style:style style:name="P13" style:family="paragraph">
      <loext:graphic-properties draw:fill="none" draw:fill-color="#ffffff"/>
      <style:text-properties fo:color="#003c3d" fo:font-size="36pt" style:font-size-asian="18pt" style:font-size-complex="18pt"/>
    </style:style>
    <style:style style:name="T1" style:family="text">
      <style:text-properties style:font-size-asian="18pt" style:font-size-complex="18pt"/>
    </style:style>
    <style:style style:name="T2" style:family="text">
      <style:text-properties fo:color="#610506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color="#003c3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cm" svg:height="2.2cm" svg:x="23.7cm" svg:y="2.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2cm" svg:height="2.2cm" svg:x="23.7cm" svg:y="6.5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2cm" svg:height="2.2cm" svg:x="23.7cm" svg:y="10.501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4" draw:layer="layout" svg:width="2.2cm" svg:height="2.2cm" svg:x="23.7cm" svg:y="14.502cm">
          <text:p text:style-name="P3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0.1cm" svg:height="0.001cm" svg:x="20.9cm" svg:y="-2.4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6.26cm" svg:height="2.618cm" draw:transform="rotate (-1.5707963267949) translate (28.452cm 7.14cm)">
          <draw:text-box>
            <text:p text:style-name="P6"><text:span text:style-name="T2">Tr</text:span><text:span text:style-name="T2">ait</text:span><text:span text:style-name="T2">s</text:span></text:p>
          </draw:text-box>
        </draw:frame>
        <draw:custom-shape draw:style-name="gr4" draw:text-style-name="P8" xml:id="id11" draw:id="id11" draw:layer="layout" svg:width="2.043cm" svg:height="2.043cm" svg:x="8.15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13" draw:id="id13" draw:layer="layout" svg:width="2.043cm" svg:height="2.042cm" svg:x="8.154cm" svg:y="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7" draw:id="id17" draw:layer="layout" svg:width="2.043cm" svg:height="2.043cm" svg:x="8.154cm" svg:y="10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6" draw:id="id16" draw:layer="layout" svg:width="2.043cm" svg:height="2.043cm" svg:x="8.154cm" svg:y="14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1" draw:id="id1" draw:layer="layout" svg:width="2.043cm" svg:height="2.043cm" svg:x="12.921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2" draw:id="id2" draw:layer="layout" svg:width="2.043cm" svg:height="2.042cm" svg:x="12.921cm" svg:y="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3" draw:id="id3" draw:layer="layout" svg:width="2.043cm" svg:height="2.043cm" svg:x="12.921cm" svg:y="10.5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4" draw:id="id4" draw:layer="layout" svg:width="2.043cm" svg:height="2.043cm" svg:x="12.921cm" svg:y="14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10.26cm" svg:y1="4.322cm" svg:x2="12.921cm" svg:y2="4.322cm" draw:end-shape="id1" draw:end-glue-point="6" svg:d="M10260 4322h2661" svg:viewBox="0 0 2662 1">
          <text:p/>
        </draw:connector>
        <draw:connector draw:style-name="gr6" draw:text-style-name="P9" draw:layer="layout" draw:type="line" svg:x1="10.26cm" svg:y1="4.322cm" svg:x2="12.921cm" svg:y2="7.85cm" draw:end-shape="id2" draw:end-glue-point="6" svg:d="M10260 4322l2661 3528" svg:viewBox="0 0 2662 3529">
          <text:p/>
        </draw:connector>
        <draw:connector draw:style-name="gr6" draw:text-style-name="P9" draw:layer="layout" draw:type="line" svg:x1="10.26cm" svg:y1="4.322cm" svg:x2="12.921cm" svg:y2="7.85cm" draw:end-shape="id2" draw:end-glue-point="6" svg:d="M10260 4322l2661 3528" svg:viewBox="0 0 2662 3529">
          <text:p/>
        </draw:connector>
        <draw:connector draw:style-name="gr6" draw:text-style-name="P9" draw:layer="layout" draw:type="line" svg:x1="10.26cm" svg:y1="4.322cm" svg:x2="12.921cm" svg:y2="11.565cm" draw:end-shape="id3" draw:end-glue-point="6" svg:d="M10260 4322l2661 7243" svg:viewBox="0 0 2662 7244">
          <text:p/>
        </draw:connector>
        <draw:connector draw:style-name="gr6" draw:text-style-name="P9" draw:layer="layout" draw:type="line" svg:x1="10.26cm" svg:y1="4.322cm" svg:x2="12.921cm" svg:y2="15.279cm" draw:end-shape="id4" draw:end-glue-point="6" svg:d="M10260 4322l2661 10957" svg:viewBox="0 0 2662 10958">
          <text:p/>
        </draw:connector>
        <draw:connector draw:style-name="gr6" draw:text-style-name="P9" draw:layer="layout" draw:type="line" svg:x1="10.26cm" svg:y1="7.85cm" svg:x2="12.921cm" svg:y2="4.322cm" draw:end-shape="id1" draw:end-glue-point="6" svg:d="M10260 7850l2661-3528" svg:viewBox="0 0 2662 3529">
          <text:p/>
        </draw:connector>
        <draw:connector draw:style-name="gr6" draw:text-style-name="P9" draw:layer="layout" draw:type="line" svg:x1="10.26cm" svg:y1="7.85cm" svg:x2="12.921cm" svg:y2="7.85cm" draw:end-shape="id2" draw:end-glue-point="6" svg:d="M10260 7850h2661" svg:viewBox="0 0 2662 1">
          <text:p/>
        </draw:connector>
        <draw:connector draw:style-name="gr6" draw:text-style-name="P9" draw:layer="layout" draw:type="line" svg:x1="10.26cm" svg:y1="7.85cm" svg:x2="12.921cm" svg:y2="11.565cm" draw:end-shape="id3" draw:end-glue-point="6" svg:d="M10260 7850l2661 3715" svg:viewBox="0 0 2662 3716">
          <text:p/>
        </draw:connector>
        <draw:connector draw:style-name="gr6" draw:text-style-name="P9" draw:layer="layout" draw:type="line" svg:x1="10.26cm" svg:y1="7.85cm" svg:x2="12.921cm" svg:y2="15.279cm" draw:end-shape="id4" draw:end-glue-point="6" svg:d="M10260 7850l2661 7429" svg:viewBox="0 0 2662 7430">
          <text:p/>
        </draw:connector>
        <draw:connector draw:style-name="gr6" draw:text-style-name="P9" draw:layer="layout" draw:type="line" svg:x1="10.26cm" svg:y1="11.565cm" svg:x2="12.921cm" svg:y2="11.565cm" draw:end-shape="id3" draw:end-glue-point="6" svg:d="M10260 11565h2661" svg:viewBox="0 0 2662 1">
          <text:p/>
        </draw:connector>
        <draw:connector draw:style-name="gr6" draw:text-style-name="P9" draw:layer="layout" draw:type="line" svg:x1="10.26cm" svg:y1="7.85cm" svg:x2="12.921cm" svg:y2="11.565cm" draw:end-shape="id3" draw:end-glue-point="6" svg:d="M10260 7850l2661 3715" svg:viewBox="0 0 2662 3716">
          <text:p/>
        </draw:connector>
        <draw:connector draw:style-name="gr6" draw:text-style-name="P9" draw:layer="layout" draw:type="line" svg:x1="10.26cm" svg:y1="11.565cm" svg:x2="12.921cm" svg:y2="4.322cm" draw:end-shape="id1" draw:end-glue-point="6" svg:d="M10260 11565l2661-7243" svg:viewBox="0 0 2662 7244">
          <text:p/>
        </draw:connector>
        <draw:connector draw:style-name="gr6" draw:text-style-name="P9" draw:layer="layout" draw:type="line" svg:x1="10.26cm" svg:y1="11.565cm" svg:x2="12.921cm" svg:y2="7.85cm" draw:end-shape="id2" draw:end-glue-point="6" svg:d="M10260 11565l2661-3715" svg:viewBox="0 0 2662 3716">
          <text:p/>
        </draw:connector>
        <draw:connector draw:style-name="gr6" draw:text-style-name="P9" draw:layer="layout" draw:type="line" svg:x1="10.26cm" svg:y1="11.565cm" svg:x2="12.921cm" svg:y2="15.279cm" draw:end-shape="id4" draw:end-glue-point="6" svg:d="M10260 11565l2661 3714" svg:viewBox="0 0 2662 3715">
          <text:p/>
        </draw:connector>
        <draw:connector draw:style-name="gr6" draw:text-style-name="P9" draw:layer="layout" draw:type="line" svg:x1="10.26cm" svg:y1="15.279cm" svg:x2="12.921cm" svg:y2="4.322cm" draw:end-shape="id1" draw:end-glue-point="6" svg:d="M10260 15279l2661-10957" svg:viewBox="0 0 2662 10958">
          <text:p/>
        </draw:connector>
        <draw:connector draw:style-name="gr6" draw:text-style-name="P9" draw:layer="layout" draw:type="line" svg:x1="10.26cm" svg:y1="15.279cm" svg:x2="12.921cm" svg:y2="7.85cm" draw:end-shape="id2" draw:end-glue-point="6" svg:d="M10260 15279l2661-7429" svg:viewBox="0 0 2662 7430">
          <text:p/>
        </draw:connector>
        <draw:connector draw:style-name="gr6" draw:text-style-name="P9" draw:layer="layout" draw:type="line" svg:x1="10.26cm" svg:y1="15.279cm" svg:x2="12.921cm" svg:y2="11.565cm" draw:end-shape="id3" draw:end-glue-point="6" svg:d="M10260 15279l2661-3714" svg:viewBox="0 0 2662 3715">
          <text:p/>
        </draw:connector>
        <draw:connector draw:style-name="gr6" draw:text-style-name="P9" draw:layer="layout" draw:type="line" svg:x1="10.26cm" svg:y1="15.279cm" svg:x2="12.921cm" svg:y2="15.279cm" draw:end-shape="id4" draw:end-glue-point="6" svg:d="M10260 15279h2661" svg:viewBox="0 0 2662 1">
          <text:p/>
        </draw:connector>
        <draw:custom-shape draw:style-name="gr4" draw:text-style-name="P8" xml:id="id5" draw:id="id5" draw:layer="layout" svg:width="2.043cm" svg:height="2.043cm" svg:x="17.625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xml:id="id6" draw:id="id6" draw:layer="layout" svg:width="2.043cm" svg:height="2.042cm" svg:x="17.625cm" svg:y="6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7" draw:id="id7" draw:layer="layout" svg:width="2.043cm" svg:height="2.043cm" svg:x="17.7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8" draw:id="id8" draw:layer="layout" svg:width="2.043cm" svg:height="2.043cm" svg:x="17.7cm" svg:y="14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9" draw:layer="layout" draw:type="line" svg:x1="14.964cm" svg:y1="4.322cm" svg:x2="17.625cm" svg:y2="4.322cm" draw:end-shape="id5" draw:end-glue-point="6" svg:d="M14964 4322h2661" svg:viewBox="0 0 2662 1">
          <text:p/>
        </draw:connector>
        <draw:connector draw:style-name="gr6" draw:text-style-name="P9" draw:layer="layout" draw:type="line" svg:x1="14.964cm" svg:y1="4.322cm" svg:x2="17.625cm" svg:y2="7.85cm" draw:end-shape="id6" draw:end-glue-point="6" svg:d="M14964 4322l2661 3528" svg:viewBox="0 0 2662 3529">
          <text:p/>
        </draw:connector>
        <draw:connector draw:style-name="gr6" draw:text-style-name="P9" draw:layer="layout" draw:type="line" svg:x1="14.964cm" svg:y1="4.322cm" svg:x2="17.625cm" svg:y2="7.85cm" draw:end-shape="id6" draw:end-glue-point="6" svg:d="M14964 4322l2661 3528" svg:viewBox="0 0 2662 3529">
          <text:p/>
        </draw:connector>
        <draw:connector draw:style-name="gr6" draw:text-style-name="P9" draw:layer="layout" draw:type="line" svg:x1="14.964cm" svg:y1="4.322cm" svg:x2="17.7cm" svg:y2="11.522cm" draw:end-shape="id7" draw:end-glue-point="6" svg:d="M14964 4322l2736 7200" svg:viewBox="0 0 2737 7201">
          <text:p/>
        </draw:connector>
        <draw:connector draw:style-name="gr6" draw:text-style-name="P9" draw:layer="layout" draw:type="line" svg:x1="14.964cm" svg:y1="4.322cm" svg:x2="17.7cm" svg:y2="15.279cm" draw:end-shape="id8" draw:end-glue-point="6" svg:d="M14964 4322l2736 10957" svg:viewBox="0 0 2737 10958">
          <text:p/>
        </draw:connector>
        <draw:connector draw:style-name="gr6" draw:text-style-name="P9" draw:layer="layout" draw:type="line" svg:x1="14.964cm" svg:y1="7.85cm" svg:x2="17.625cm" svg:y2="4.322cm" draw:end-shape="id5" draw:end-glue-point="6" svg:d="M14964 7850l2661-3528" svg:viewBox="0 0 2662 3529">
          <text:p/>
        </draw:connector>
        <draw:connector draw:style-name="gr6" draw:text-style-name="P9" draw:layer="layout" draw:type="line" svg:x1="14.964cm" svg:y1="7.85cm" svg:x2="17.625cm" svg:y2="7.85cm" draw:end-shape="id6" draw:end-glue-point="6" svg:d="M14964 7850h2661" svg:viewBox="0 0 2662 1">
          <text:p/>
        </draw:connector>
        <draw:connector draw:style-name="gr6" draw:text-style-name="P9" draw:layer="layout" draw:type="line" svg:x1="14.964cm" svg:y1="7.85cm" svg:x2="17.7cm" svg:y2="11.522cm" draw:end-shape="id7" draw:end-glue-point="6" svg:d="M14964 7850l2736 3672" svg:viewBox="0 0 2737 3673">
          <text:p/>
        </draw:connector>
        <draw:connector draw:style-name="gr6" draw:text-style-name="P9" draw:layer="layout" draw:type="line" svg:x1="14.964cm" svg:y1="7.85cm" svg:x2="17.7cm" svg:y2="15.279cm" draw:end-shape="id8" draw:end-glue-point="6" svg:d="M14964 7850l2736 7429" svg:viewBox="0 0 2737 7430">
          <text:p/>
        </draw:connector>
        <draw:connector draw:style-name="gr6" draw:text-style-name="P9" draw:layer="layout" draw:type="line" svg:x1="14.964cm" svg:y1="11.565cm" svg:x2="17.7cm" svg:y2="11.522cm" draw:end-shape="id7" draw:end-glue-point="6" svg:d="M14964 11565l2736-43" svg:viewBox="0 0 2737 44">
          <text:p/>
        </draw:connector>
        <draw:connector draw:style-name="gr6" draw:text-style-name="P9" draw:layer="layout" draw:type="line" svg:x1="14.964cm" svg:y1="7.85cm" svg:x2="17.7cm" svg:y2="11.522cm" draw:end-shape="id7" draw:end-glue-point="6" svg:d="M14964 7850l2736 3672" svg:viewBox="0 0 2737 3673">
          <text:p/>
        </draw:connector>
        <draw:connector draw:style-name="gr6" draw:text-style-name="P9" draw:layer="layout" draw:type="line" svg:x1="14.964cm" svg:y1="11.565cm" svg:x2="17.625cm" svg:y2="4.322cm" draw:end-shape="id5" draw:end-glue-point="6" svg:d="M14964 11565l2661-7243" svg:viewBox="0 0 2662 7244">
          <text:p/>
        </draw:connector>
        <draw:connector draw:style-name="gr6" draw:text-style-name="P9" draw:layer="layout" draw:type="line" svg:x1="14.964cm" svg:y1="11.565cm" svg:x2="17.625cm" svg:y2="7.85cm" draw:end-shape="id6" draw:end-glue-point="6" svg:d="M14964 11565l2661-3715" svg:viewBox="0 0 2662 3716">
          <text:p/>
        </draw:connector>
        <draw:connector draw:style-name="gr6" draw:text-style-name="P9" draw:layer="layout" draw:type="line" svg:x1="14.964cm" svg:y1="11.565cm" svg:x2="17.7cm" svg:y2="15.279cm" draw:end-shape="id8" draw:end-glue-point="6" svg:d="M14964 11565l2736 3714" svg:viewBox="0 0 2737 3715">
          <text:p/>
        </draw:connector>
        <draw:connector draw:style-name="gr6" draw:text-style-name="P9" draw:layer="layout" draw:type="line" svg:x1="14.964cm" svg:y1="15.279cm" svg:x2="17.625cm" svg:y2="4.322cm" draw:end-shape="id5" draw:end-glue-point="6" svg:d="M14964 15279l2661-10957" svg:viewBox="0 0 2662 10958">
          <text:p/>
        </draw:connector>
        <draw:connector draw:style-name="gr6" draw:text-style-name="P9" draw:layer="layout" draw:type="line" svg:x1="14.964cm" svg:y1="15.279cm" svg:x2="17.625cm" svg:y2="7.85cm" draw:end-shape="id6" draw:end-glue-point="6" svg:d="M14964 15279l2661-7429" svg:viewBox="0 0 2662 7430">
          <text:p/>
        </draw:connector>
        <draw:connector draw:style-name="gr6" draw:text-style-name="P9" draw:layer="layout" draw:type="line" svg:x1="14.964cm" svg:y1="15.279cm" svg:x2="17.7cm" svg:y2="11.522cm" draw:end-shape="id7" draw:end-glue-point="6" svg:d="M14964 15279l2736-3757" svg:viewBox="0 0 2737 3758">
          <text:p/>
        </draw:connector>
        <draw:connector draw:style-name="gr6" draw:text-style-name="P9" draw:layer="layout" draw:type="line" svg:x1="14.964cm" svg:y1="15.279cm" svg:x2="17.7cm" svg:y2="15.279cm" draw:end-shape="id8" draw:end-glue-point="6" svg:d="M14964 15279h2736" svg:viewBox="0 0 2737 1">
          <text:p/>
        </draw:connector>
        <draw:connector draw:style-name="gr6" draw:text-style-name="P9" draw:layer="layout" draw:type="line" svg:x1="19.7cm" svg:y1="4.279cm" svg:x2="23.7cm" svg:y2="3.699cm" svg:d="M19700 4279l4000-580" svg:viewBox="0 0 4001 581">
          <text:p/>
        </draw:connector>
        <draw:connector draw:style-name="gr6" draw:text-style-name="P9" draw:layer="layout" draw:type="line" svg:x1="19.7cm" svg:y1="4.279cm" svg:x2="23.7cm" svg:y2="7.642cm" svg:d="M19700 4279l4000 3363" svg:viewBox="0 0 4001 3364">
          <text:p/>
        </draw:connector>
        <draw:connector draw:style-name="gr6" draw:text-style-name="P9" draw:layer="layout" draw:type="line" svg:x1="19.7cm" svg:y1="4.279cm" svg:x2="23.7cm" svg:y2="7.642cm" svg:d="M19700 4279l4000 3363" svg:viewBox="0 0 4001 3364">
          <text:p/>
        </draw:connector>
        <draw:connector draw:style-name="gr6" draw:text-style-name="P9" draw:layer="layout" draw:type="line" svg:x1="19.7cm" svg:y1="4.279cm" svg:x2="23.7cm" svg:y2="11.793cm" svg:d="M19700 4279l4000 7514" svg:viewBox="0 0 4001 7515">
          <text:p/>
        </draw:connector>
        <draw:connector draw:style-name="gr6" draw:text-style-name="P9" draw:layer="layout" draw:type="line" svg:x1="19.7cm" svg:y1="4.279cm" svg:x2="23.7cm" svg:y2="15.943cm" svg:d="M19700 4279l4000 11664" svg:viewBox="0 0 4001 11665">
          <text:p/>
        </draw:connector>
        <draw:connector draw:style-name="gr6" draw:text-style-name="P9" draw:layer="layout" draw:type="line" svg:x1="19.7cm" svg:y1="7.821cm" svg:x2="23.7cm" svg:y2="3.699cm" svg:d="M19700 7821l4000-4122" svg:viewBox="0 0 4001 4123">
          <text:p/>
        </draw:connector>
        <draw:connector draw:style-name="gr6" draw:text-style-name="P9" draw:layer="layout" draw:type="line" svg:x1="19.7cm" svg:y1="7.821cm" svg:x2="23.7cm" svg:y2="7.642cm" svg:d="M19700 7821l4000-179" svg:viewBox="0 0 4001 180">
          <text:p/>
        </draw:connector>
        <draw:connector draw:style-name="gr6" draw:text-style-name="P9" draw:layer="layout" draw:type="line" svg:x1="19.7cm" svg:y1="7.821cm" svg:x2="23.7cm" svg:y2="11.793cm" svg:d="M19700 7821l4000 3972" svg:viewBox="0 0 4001 3973">
          <text:p/>
        </draw:connector>
        <draw:connector draw:style-name="gr6" draw:text-style-name="P9" draw:layer="layout" draw:type="line" svg:x1="19.7cm" svg:y1="7.821cm" svg:x2="23.7cm" svg:y2="15.943cm" svg:d="M19700 7821l4000 8122" svg:viewBox="0 0 4001 8123">
          <text:p/>
        </draw:connector>
        <draw:connector draw:style-name="gr6" draw:text-style-name="P9" draw:layer="layout" draw:type="line" svg:x1="19.731cm" svg:y1="11.565cm" svg:x2="23.7cm" svg:y2="11.793cm" svg:d="M19731 11565l3969 228" svg:viewBox="0 0 3970 229">
          <text:p/>
        </draw:connector>
        <draw:connector draw:style-name="gr6" draw:text-style-name="P9" draw:layer="layout" draw:type="line" svg:x1="19.7cm" svg:y1="7.821cm" svg:x2="23.7cm" svg:y2="11.793cm" svg:d="M19700 7821l4000 3972" svg:viewBox="0 0 4001 3973">
          <text:p/>
        </draw:connector>
        <draw:connector draw:style-name="gr6" draw:text-style-name="P9" draw:layer="layout" draw:type="line" svg:x1="19.731cm" svg:y1="11.565cm" svg:x2="23.7cm" svg:y2="3.699cm" svg:d="M19731 11565l3969-7866" svg:viewBox="0 0 3970 7867">
          <text:p/>
        </draw:connector>
        <draw:connector draw:style-name="gr6" draw:text-style-name="P9" xml:id="id9" draw:id="id9" draw:layer="layout" draw:type="line" svg:x1="19.731cm" svg:y1="11.565cm" svg:x2="23.7cm" svg:y2="7.642cm" svg:d="M19731 11565l3969-3923" svg:viewBox="0 0 3970 3924">
          <text:p/>
        </draw:connector>
        <draw:connector draw:style-name="gr6" draw:text-style-name="P9" draw:layer="layout" draw:type="line" svg:x1="19.731cm" svg:y1="11.565cm" svg:x2="23.7cm" svg:y2="15.943cm" svg:d="M19731 11565l3969 4378" svg:viewBox="0 0 3970 4379">
          <text:p/>
        </draw:connector>
        <draw:connector draw:style-name="gr6" draw:text-style-name="P9" draw:layer="layout" draw:type="line" svg:x1="19.731cm" svg:y1="15.279cm" svg:x2="23.7cm" svg:y2="3.699cm" svg:d="M19731 15279l3969-11580" svg:viewBox="0 0 3970 11581">
          <text:p/>
        </draw:connector>
        <draw:connector draw:style-name="gr6" draw:text-style-name="P9" draw:layer="layout" draw:type="line" svg:x1="19.731cm" svg:y1="15.279cm" svg:x2="23.7cm" svg:y2="7.642cm" draw:end-shape="id9" draw:end-glue-point="3" svg:d="M19731 15279l3969-7637" svg:viewBox="0 0 3970 7638">
          <text:p/>
        </draw:connector>
        <draw:connector draw:style-name="gr6" draw:text-style-name="P9" draw:layer="layout" draw:type="line" svg:x1="19.731cm" svg:y1="15.279cm" svg:x2="23.7cm" svg:y2="11.793cm" svg:d="M19731 15279l3969-3486" svg:viewBox="0 0 3970 3487">
          <text:p/>
        </draw:connector>
        <draw:connector draw:style-name="gr6" draw:text-style-name="P9" draw:layer="layout" draw:type="line" svg:x1="19.731cm" svg:y1="15.279cm" svg:x2="23.7cm" svg:y2="15.943cm" svg:d="M19731 15279l3969 664" svg:viewBox="0 0 3970 665">
          <text:p/>
        </draw:connector>
        <draw:connector draw:style-name="gr6" draw:text-style-name="P9" draw:layer="layout" draw:type="line" svg:x1="5.792cm" svg:y1="4.475cm" svg:x2="8.154cm" svg:y2="4.322cm" draw:start-shape="id10" draw:start-glue-point="1" draw:end-shape="id11" draw:end-glue-point="6" svg:d="M5792 4475l2362-153" svg:viewBox="0 0 2363 154">
          <text:p/>
        </draw:connector>
        <draw:connector draw:style-name="gr6" draw:text-style-name="P9" draw:layer="layout" draw:type="line" svg:x1="5.792cm" svg:y1="8.035cm" svg:x2="8.154cm" svg:y2="7.85cm" draw:start-shape="id12" draw:start-glue-point="1" draw:end-shape="id13" draw:end-glue-point="6" svg:d="M5792 8035l2362-185" svg:viewBox="0 0 2363 186">
          <text:p/>
        </draw:connector>
        <draw:connector draw:style-name="gr6" draw:text-style-name="P9" draw:layer="layout" draw:type="line" svg:x1="5.792cm" svg:y1="11.594cm" svg:x2="8.154cm" svg:y2="7.85cm" draw:start-shape="id14" draw:start-glue-point="1" draw:end-shape="id13" draw:end-glue-point="6" svg:d="M5792 11594l2362-3744" svg:viewBox="0 0 2363 3745">
          <text:p/>
        </draw:connector>
        <draw:connector draw:style-name="gr6" draw:text-style-name="P9" draw:layer="layout" draw:type="line" svg:x1="5.792cm" svg:y1="15.154cm" svg:x2="8.154cm" svg:y2="15.279cm" draw:start-shape="id15" draw:start-glue-point="1" draw:end-shape="id16" draw:end-glue-point="6" svg:d="M5792 15154l2362 125" svg:viewBox="0 0 2363 126">
          <text:p/>
        </draw:connector>
        <draw:custom-shape draw:style-name="gr7" draw:text-style-name="P10" draw:layer="layout" svg:width="2.492cm" svg:height="2.492cm" svg:x="3.3cm" svg:y="3.229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10" draw:id="id10" draw:layer="layout" svg:width="2.492cm" svg:height="2.492cm" svg:x="3.3cm" svg:y="3.22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11" xml:id="id12" draw:id="id12" draw:layer="layout" svg:width="2.492cm" svg:height="2.492cm" svg:x="3.3cm" svg:y="6.78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492cm" svg:height="2.492cm" svg:x="3.3cm" svg:y="10.348cm">
          <text:p text:style-name="P5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14" draw:id="id14" draw:layer="layout" svg:width="2.492cm" svg:height="2.492cm" svg:x="3.3cm" svg:y="10.34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11" xml:id="id15" draw:id="id15" draw:layer="layout" svg:width="2.492cm" svg:height="2.492cm" svg:x="3.3cm" svg:y="13.908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6" draw:text-style-name="P9" draw:layer="layout" draw:type="line" svg:x1="5.792cm" svg:y1="11.595cm" svg:x2="8.154cm" svg:y2="11.565cm" draw:end-shape="id17" draw:end-glue-point="6" svg:d="M5792 11595l2362-30" svg:viewBox="0 0 2363 31">
          <text:p/>
        </draw:connector>
        <draw:connector draw:style-name="gr6" draw:text-style-name="P9" draw:layer="layout" draw:type="line" svg:x1="5.792cm" svg:y1="11.586cm" svg:x2="8.154cm" svg:y2="15.279cm" draw:end-shape="id16" draw:end-glue-point="6" svg:d="M5792 11586l2362 3693" svg:viewBox="0 0 2363 3694">
          <text:p/>
        </draw:connector>
        <draw:connector draw:style-name="gr6" draw:text-style-name="P9" draw:layer="layout" draw:type="line" svg:x1="5.792cm" svg:y1="11.586cm" svg:x2="8.154cm" svg:y2="4.322cm" draw:end-shape="id11" draw:end-glue-point="6" svg:d="M5792 11586l2362-7264" svg:viewBox="0 0 2363 7265">
          <text:p/>
        </draw:connector>
        <draw:connector draw:style-name="gr6" draw:text-style-name="P9" draw:layer="layout" draw:type="line" svg:x1="5.792cm" svg:y1="4.428cm" svg:x2="8.154cm" svg:y2="7.85cm" draw:end-shape="id13" draw:end-glue-point="6" svg:d="M5792 4428l2362 3422" svg:viewBox="0 0 2363 3423">
          <text:p/>
        </draw:connector>
        <draw:connector draw:style-name="gr6" draw:text-style-name="P9" draw:layer="layout" draw:type="line" svg:x1="5.792cm" svg:y1="4.428cm" svg:x2="8.154cm" svg:y2="11.565cm" draw:end-shape="id17" draw:end-glue-point="6" svg:d="M5792 4428l2362 7137" svg:viewBox="0 0 2363 7138">
          <text:p/>
        </draw:connector>
        <draw:connector draw:style-name="gr6" draw:text-style-name="P9" draw:layer="layout" draw:type="line" svg:x1="5.793cm" svg:y1="4.428cm" svg:x2="8.154cm" svg:y2="15.279cm" draw:end-shape="id16" draw:end-glue-point="6" svg:d="M5793 4428l2361 10851" svg:viewBox="0 0 2362 10852">
          <text:p/>
        </draw:connector>
        <draw:connector draw:style-name="gr6" draw:text-style-name="P9" draw:layer="layout" draw:type="line" svg:x1="5.792cm" svg:y1="7.979cm" svg:x2="8.154cm" svg:y2="4.322cm" draw:end-shape="id11" draw:end-glue-point="6" svg:d="M5792 7979l2362-3657" svg:viewBox="0 0 2363 3658">
          <text:p/>
        </draw:connector>
        <draw:connector draw:style-name="gr6" draw:text-style-name="P9" draw:layer="layout" draw:type="line" svg:x1="5.792cm" svg:y1="7.979cm" svg:x2="7.995cm" svg:y2="15.012cm" svg:d="M5792 7979l2203 7033" svg:viewBox="0 0 2204 7034">
          <text:p/>
        </draw:connector>
        <draw:connector draw:style-name="gr6" draw:text-style-name="P9" draw:layer="layout" draw:type="line" svg:x1="5.792cm" svg:y1="15.194cm" svg:x2="8.154cm" svg:y2="11.565cm" draw:end-shape="id17" draw:end-glue-point="6" svg:d="M5792 15194l2362-3629" svg:viewBox="0 0 2363 3630">
          <text:p/>
        </draw:connector>
        <draw:connector draw:style-name="gr6" draw:text-style-name="P9" draw:layer="layout" draw:type="line" svg:x1="5.792cm" svg:y1="15.195cm" svg:x2="8.154cm" svg:y2="7.85cm" draw:end-shape="id13" draw:end-glue-point="6" svg:d="M5792 15195l2362-7345" svg:viewBox="0 0 2363 7346">
          <text:p/>
        </draw:connector>
        <draw:connector draw:style-name="gr6" draw:text-style-name="P9" draw:layer="layout" draw:type="line" svg:x1="5.792cm" svg:y1="15.194cm" svg:x2="8.154cm" svg:y2="4.322cm" draw:end-shape="id11" draw:end-glue-point="6" svg:d="M5792 15194l2362-10872" svg:viewBox="0 0 2363 10873">
          <text:p/>
        </draw:connector>
        <draw:frame draw:style-name="gr8" draw:text-style-name="P13" draw:layer="layout" svg:width="3.2cm" svg:height="1.7cm" draw:transform="rotate (1.5707963267949) translate (1.4cm 11.3cm)">
          <draw:text-box>
            <text:p text:style-name="P12"><text:span text:style-name="T4">Loc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ad Duthie</meta:initial-creator>
    <meta:creation-date>2021-05-10T18:24:45.358454031</meta:creation-date>
    <dc:date>2022-03-17T10:09:13.893339281</dc:date>
    <dc:creator>Brad Duthie</dc:creator>
    <meta:editing-duration>PT52M15S</meta:editing-duration>
    <meta:editing-cycles>12</meta:editing-cycles>
    <meta:generator>LibreOffice/5.1.6.2$Linux_X86_64 LibreOffice_project/10m0$Build-2</meta:generator>
    <meta:document-statistic meta:object-count="94"/>
  </office:meta>
</office:document-meta>
</file>